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ine_20_Style_20_9"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1.36cm" fo:min-width="3.1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FreeMono1" fo:font-size="20pt" style:font-size-asian="20pt" style:font-size-complex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FreeMono1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FreeMono1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 draw:fill-color="#ffffff"/>
      <style:text-properties style:font-name="FreeMono1" fo:font-size="22pt" style:font-size-asian="22pt" style:font-size-complex="22pt"/>
    </style:style>
    <style:style style:name="T1" style:family="text">
      <style:text-properties style:font-name="FreeMono1" fo:font-size="20pt" style:font-size-asian="20pt" style:font-size-complex="20pt"/>
    </style:style>
    <style:style style:name="T2" style:family="text">
      <style:text-properties style:font-name="FreeMono1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Free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5cm" svg:y1="0cm" svg:x2="15cm" svg:y2="21.5cm">
          <text:p/>
        </draw:line>
        <draw:custom-shape draw:style-name="gr2" draw:text-style-name="P3" draw:layer="layout" svg:width="4cm" svg:height="12cm" svg:x="17cm" svg:y="4.9cm">
          <text:p text:style-name="P2"><text:span text:style-name="T1">Серве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12cm" svg:x="24cm" svg:y="4.9cm">
          <text:p text:style-name="P2"><text:span text:style-name="T1">Клиен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12cm" svg:x="2cm" svg:y="4.9cm">
          <text:p text:style-name="P2"><text:span text:style-name="T1">Серве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12cm" svg:x="9cm" svg:y="4.9cm">
          <text:p text:style-name="P2"><text:span text:style-name="T1">Клиен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028cm" svg:y1="15.187cm" svg:x2="9.028cm" svg:y2="15.187cm">
          <text:p/>
        </draw:line>
        <draw:line draw:style-name="gr3" draw:text-style-name="P1" draw:layer="layout" svg:x1="9.018cm" svg:y1="14.9cm" svg:x2="6.018cm" svg:y2="14.9cm">
          <text:p/>
        </draw:line>
        <draw:frame draw:style-name="gr4" draw:text-style-name="P5" draw:layer="layout" svg:width="3.296cm" svg:height="0.64cm" svg:x="5.9cm" svg:y="14cm">
          <draw:text-box>
            <text:p text:style-name="P4"><text:span text:style-name="T2">Есть что-то?</text:span></text:p>
          </draw:text-box>
        </draw:frame>
        <draw:frame draw:style-name="gr5" draw:text-style-name="P7" draw:layer="layout" svg:width="1.332cm" svg:height="1.165cm" svg:x="6.968cm" svg:y="15.335cm">
          <draw:text-box>
            <text:p text:style-name="P6"><text:span text:style-name="T2">Да</text:span></text:p>
          </draw:text-box>
        </draw:frame>
        <draw:line draw:style-name="gr3" draw:text-style-name="P1" draw:layer="layout" svg:x1="6.032cm" svg:y1="10.987cm" svg:x2="9.032cm" svg:y2="10.987cm">
          <text:p/>
        </draw:line>
        <draw:line draw:style-name="gr3" draw:text-style-name="P1" draw:layer="layout" svg:x1="9.022cm" svg:y1="10.7cm" svg:x2="6.022cm" svg:y2="10.7cm">
          <text:p/>
        </draw:line>
        <draw:frame draw:style-name="gr4" draw:text-style-name="P5" draw:layer="layout" svg:width="3.296cm" svg:height="0.64cm" svg:x="5.904cm" svg:y="9.8cm">
          <draw:text-box>
            <text:p text:style-name="P4"><text:span text:style-name="T2">Есть что-то?</text:span></text:p>
          </draw:text-box>
        </draw:frame>
        <draw:frame draw:style-name="gr5" draw:text-style-name="P7" draw:layer="layout" svg:width="1.332cm" svg:height="1.165cm" svg:x="6.875cm" svg:y="11.135cm">
          <draw:text-box>
            <text:p text:style-name="P6"><text:span text:style-name="T2">Нет</text:span></text:p>
          </draw:text-box>
        </draw:frame>
        <draw:line draw:style-name="gr3" draw:text-style-name="P1" draw:layer="layout" svg:x1="6.028cm" svg:y1="6.887cm" svg:x2="9.028cm" svg:y2="6.887cm">
          <text:p/>
        </draw:line>
        <draw:line draw:style-name="gr3" draw:text-style-name="P1" draw:layer="layout" svg:x1="9.018cm" svg:y1="6.6cm" svg:x2="6.018cm" svg:y2="6.6cm">
          <text:p/>
        </draw:line>
        <draw:frame draw:style-name="gr4" draw:text-style-name="P5" draw:layer="layout" svg:width="3.296cm" svg:height="0.64cm" svg:x="5.9cm" svg:y="5.7cm">
          <draw:text-box>
            <text:p text:style-name="P4"><text:span text:style-name="T2">Есть что-то?</text:span></text:p>
          </draw:text-box>
        </draw:frame>
        <draw:frame draw:style-name="gr5" draw:text-style-name="P7" draw:layer="layout" svg:width="1.332cm" svg:height="1.165cm" svg:x="6.871cm" svg:y="7.035cm">
          <draw:text-box>
            <text:p text:style-name="P6"><text:span text:style-name="T2">Нет</text:span></text:p>
          </draw:text-box>
        </draw:frame>
        <draw:line draw:style-name="gr3" draw:text-style-name="P1" draw:layer="layout" svg:x1="21cm" svg:y1="10.7cm" svg:x2="24cm" svg:y2="10.7cm">
          <text:p/>
        </draw:line>
        <draw:line draw:style-name="gr3" draw:text-style-name="P1" draw:layer="layout" svg:x1="24cm" svg:y1="11cm" svg:x2="21cm" svg:y2="11cm">
          <text:p/>
        </draw:line>
        <draw:frame draw:style-name="gr6" draw:text-style-name="P5" draw:layer="layout" svg:width="2.83cm" svg:height="0.64cm" svg:x="21.07cm" svg:y="9.86cm">
          <draw:text-box>
            <text:p text:style-name="P4"><text:span text:style-name="T2">Обновления</text:span></text:p>
          </draw:text-box>
        </draw:frame>
        <draw:frame draw:style-name="gr5" draw:text-style-name="P7" draw:layer="layout" svg:width="1.332cm" svg:height="1.165cm" svg:x="21.9cm" svg:y="11.135cm">
          <draw:text-box>
            <text:p text:style-name="P6"><text:span text:style-name="T2">ОК</text:span></text:p>
          </draw:text-box>
        </draw:frame>
        <draw:frame draw:style-name="gr7" draw:text-style-name="P8" draw:layer="layout" svg:width="6.09cm" svg:height="1.801cm" svg:x="4.4cm" svg:y="2.9cm">
          <draw:text-box>
            <text:p><text:span text:style-name="T3">Long Polling</text:span></text:p>
          </draw:text-box>
        </draw:frame>
        <draw:frame draw:style-name="gr8" draw:text-style-name="P8" draw:layer="layout" svg:width="4.3cm" svg:height="1.026cm" svg:x="20.171cm" svg:y="2.9cm">
          <draw:text-box>
            <text:p><text:span text:style-name="T3">WebHoo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0T11:14:18.186994935</meta:creation-date>
    <meta:generator>LibreOffice/6.1.5.2$Linux_X86_64 LibreOffice_project/10$Build-2</meta:generator>
    <dc:date>2021-08-04T04:21:28.661387777</dc:date>
    <meta:editing-duration>PT1H9M26S</meta:editing-duration>
    <meta:editing-cycles>22</meta:editing-cycles>
    <meta:document-statistic meta:object-count="23"/>
  </office:meta>
</office:document-meta>
</file>